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toJCRName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.checkFormat( String jc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fromJCRName( String rawName ,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Name.toJCRName( NamespaceResolver resolver , StringBuffer 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Name.valueOf(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Name.compareTo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QName( String namespace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